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weight="bold" officeooo:rsid="000f66b7" officeooo:paragraph-rsid="000f66b7" style:font-weight-asian="bold" style:font-weight-complex="bold"/>
    </style:style>
    <style:style style:name="P2" style:family="paragraph" style:parent-style-name="Standard" style:list-style-name="L1">
      <style:paragraph-properties fo:line-height="200%" fo:text-align="start" style:justify-single-word="false"/>
      <style:text-properties fo:font-weight="normal" officeooo:rsid="000f66b7" officeooo:paragraph-rsid="000f66b7"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hings You Can Do To Ensure Your Child’s Safety</text:p>
      <text:list text:style-name="L1">
        <text:list-item>
          <text:p text:style-name="P2">Ensure your child’s car seat actually fits them and is secured properly. Safety devices only work if used correctly, and an ill-fitting seat is not being used correctly. As your child grows, the car seat they need and how it is secured changes. Make sure you are informed of these changes and do not delay in upgrading the seat your child uses.</text:p>
        </text:list-item>
        <text:list-item>
          <text:p text:style-name="P2">Children should not be seated in the front seat. This is because car seats are not designed with the front seat in mind. The airbag and lack of a seat in front of the car seat change it’s operating conditions and reduce its effectiveness.</text:p>
        </text:list-item>
        <text:list-item>
          <text:p text:style-name="P2">Teach your children road safety. This includes but is not limited to staying on the sidewalk, not playing in the road, looking both ways before crossing the street, and not entering the road without an adult.</text:p>
        </text:list-item>
        <text:list-item>
          <text:p text:style-name="P2">Monitor your children any time they are near a roadway and model safe behavior. No amount of education ensures that your child wont make a mistake, and it is important that you monitor your child at all times if there is a risk of them entering a roadway unsupervised.</text:p>
        </text:list-item>
        <text:list-item>
          <text:p text:style-name="P2">Ensuring your child knows what to do in a wide variety of emergency scenarios. Everything from getting lost to a house fire should be discussed if it is a risk or relevant to an activity. It is also important to know what you will do in these situations should your child forget or panic.</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9T14:50:09.588776500</meta:creation-date>
    <dc:date>2025-06-09T15:00:53.067287904</dc:date>
    <meta:editing-duration>PT10M44S</meta:editing-duration>
    <meta:editing-cycles>1</meta:editing-cycles>
    <meta:document-statistic meta:table-count="0" meta:image-count="0" meta:object-count="0" meta:page-count="1" meta:paragraph-count="6" meta:word-count="260" meta:character-count="1405" meta:non-whitespace-character-count="1156"/>
    <meta:generator>LibreOffice/25.2.3.2$Linux_X86_64 LibreOffice_project/520$Build-2</meta:generator>
  </office:meta>
</office:document-meta>
</file>